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 office:value-type="string" calcext:value-type="string">
            <text:p>Python</text:p>
          </table:table-cell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 office:value-type="string" calcext:value-type="string">
            <text:p>Fortran</text:p>
          </table:table-cell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 office:value-type="string" calcext:value-type="string">
            <text:p>Cpp</text:p>
          </table:table-cell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 office:value-type="string" calcext:value-type="string">
            <text:p>Cpp</text:p>
          </table:table-cell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 office:value-type="string" calcext:value-type="string">
            <text:p>Cpp</text:p>
          </table:table-cell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Python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Cpp</text:p>
          </table:table-cell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9:48:05.906439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20T11:42:18.914953330</dc:date>
    <meta:editing-duration>PT10H36M56S</meta:editing-duration>
    <meta:editing-cycles>47</meta:editing-cycles>
    <meta:generator>LibreOffice/5.1.6.2$Linux_X86_64 LibreOffice_project/10m0$Build-2</meta:generator>
    <meta:document-statistic meta:table-count="1" meta:cell-count="575" meta:object-count="0"/>
  </office:meta>
</office:document-meta>
</file>